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3.29pt" svg:y="0.6pt">
            <loext:p draw:notify-on-update-of-ranges="Sheet1.C1:Sheet1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.5056" calcext:value-type="float">
            <text:p>48.5056</text:p>
          </table:table-cell>
          <table:table-cell table:formula="of:=[.B1]/[.B16]" office:value-type="float" office:value="11.622645487939" calcext:value-type="float">
            <text:p>11.6226454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5407" calcext:value-type="float">
            <text:p>30.5407</text:p>
          </table:table-cell>
          <table:table-cell table:formula="of:=[.B2]/[.B16]" office:value-type="float" office:value="7.31799480994975" calcext:value-type="float">
            <text:p>7.31799480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5868" calcext:value-type="float">
            <text:p>21.5868</text:p>
          </table:table-cell>
          <table:table-cell table:formula="of:=[.B3]/[.B16]" office:value-type="float" office:value="5.17251046516364" calcext:value-type="float">
            <text:p>5.17251046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5446" calcext:value-type="float">
            <text:p>16.5446</text:p>
          </table:table-cell>
          <table:table-cell table:formula="of:=[.B4]/[.B16]" office:value-type="float" office:value="3.96432619202227" calcext:value-type="float">
            <text:p>3.964326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1645" calcext:value-type="float">
            <text:p>13.1645</text:p>
          </table:table-cell>
          <table:table-cell table:formula="of:=[.B5]/[.B16]" office:value-type="float" office:value="3.15440519292562" calcext:value-type="float">
            <text:p>3.15440519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1809" calcext:value-type="float">
            <text:p>11.1809</text:p>
          </table:table-cell>
          <table:table-cell table:formula="of:=[.B6]/[.B16]" office:value-type="float" office:value="2.67910585450128" calcext:value-type="float">
            <text:p>2.6791058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70947" calcext:value-type="float">
            <text:p>9.70947</text:p>
          </table:table-cell>
          <table:table-cell table:formula="of:=[.B7]/[.B16]" office:value-type="float" office:value="2.3265298787311" calcext:value-type="float">
            <text:p>2.32652987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47192" calcext:value-type="float">
            <text:p>8.47192</text:p>
          </table:table-cell>
          <table:table-cell table:formula="of:=[.B8]/[.B16]" office:value-type="float" office:value="2.02999494413388" calcext:value-type="float">
            <text:p>2.02999494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5651" calcext:value-type="float">
            <text:p>7.5651</text:p>
          </table:table-cell>
          <table:table-cell table:formula="of:=[.B9]/[.B16]" office:value-type="float" office:value="1.81270771582678" calcext:value-type="float">
            <text:p>1.81270771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65018" calcext:value-type="float">
            <text:p>6.65018</text:p>
          </table:table-cell>
          <table:table-cell table:formula="of:=[.B10]/[.B16]" office:value-type="float" office:value="1.59347961000343" calcext:value-type="float">
            <text:p>1.593479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0072" calcext:value-type="float">
            <text:p>6.20072</text:p>
          </table:table-cell>
          <table:table-cell table:formula="of:=[.B11]/[.B16]" office:value-type="float" office:value="1.48578247315718" calcext:value-type="float">
            <text:p>1.48578247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9745" calcext:value-type="float">
            <text:p>5.69745</text:p>
          </table:table-cell>
          <table:table-cell table:formula="of:=[.B12]/[.B16]" office:value-type="float" office:value="1.36519167962582" calcext:value-type="float">
            <text:p>1.36519167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26396" calcext:value-type="float">
            <text:p>5.26396</text:p>
          </table:table-cell>
          <table:table-cell table:formula="of:=[.B13]/[.B16]" office:value-type="float" office:value="1.2613211864752" calcext:value-type="float">
            <text:p>1.26132118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8909" calcext:value-type="float">
            <text:p>4.8909</text:p>
          </table:table-cell>
          <table:table-cell table:formula="of:=[.B14]/[.B16]" office:value-type="float" office:value="1.17193059805385" calcext:value-type="float">
            <text:p>1.1719305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9569" calcext:value-type="float">
            <text:p>4.59569</text:p>
          </table:table-cell>
          <table:table-cell table:formula="of:=[.B15]/[.B16]" office:value-type="float" office:value="1.10119399909426" calcext:value-type="float">
            <text:p>1.1011939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7337" calcext:value-type="float">
            <text:p>4.17337</text:p>
          </table:table-cell>
          <table:table-cell table:formula="of:=[.B16]/[.B16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7:09:44.428697467</meta:creation-date>
    <dc:date>2018-03-15T17:28:49.658806254</dc:date>
    <meta:editing-duration>PT5M53S</meta:editing-duration>
    <meta:editing-cycles>1</meta:editing-cycles>
    <meta:document-statistic meta:table-count="1" meta:cell-count="48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C1:Sheet1.C16" svg:x="0.32cm" svg:y="0.18cm" svg:width="12.508cm" svg:height="7.659cm">
          <chartooo:coordinate-region svg:x="0.756cm" svg:y="0.379cm" svg:width="11.7cm" svg:height="6.813cm"/>
          <chart:axis chart:dimension="x" chart:name="primary-x" chart:style-name="ch4">
            <chart:title svg:x="5.921cm" svg:y="8.019cm" chart:style-name="ch5">
              <text:p>Threads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C1:Sheet1.C16" chart:class="chart:line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622645487939">
                <text:p>11.622645487939</text:p>
                <draw:g>
                  <svg:desc>Sheet1.C1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31799480994975">
                <text:p>7.3179948099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17251046516364">
                <text:p>5.1725104651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6432619202227">
                <text:p>3.96432619202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5440519292562">
                <text:p>3.15440519292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67910585450128">
                <text:p>2.67910585450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265298787311">
                <text:p>2.32652987873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2999494413388">
                <text:p>2.029994944133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1270771582678">
                <text:p>1.812707715826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347961000343">
                <text:p>1.593479610003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8578247315718">
                <text:p>1.48578247315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6519167962582">
                <text:p>1.365191679625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613211864752">
                <text:p>1.26132118647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7193059805385">
                <text:p>1.17193059805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0119399909426">
                <text:p>1.10119399909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